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/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">Opening</text:p>
        </text:list-item>
        <text:list-item>
          <text:p text:style-name="P1">review agenda</text:p>
        </text:list-item>
        <text:list-item>
          <text:p text:style-name="P1">Notes from previous meeting</text:p>
        </text:list-item>
        <text:list-item>
          <text:p text:style-name="P1">Status project</text:p>
        </text:list-item>
        <text:list-item>
          <text:p text:style-name="P1">Next fase</text:p>
        </text:list-item>
        <text:list-item>
          <text:p text:style-name="P1">Appointings next meeting</text:p>
        </text:list-item>
        <text:list-item>
          <text:p text:style-name="P1">New subjects</text:p>
        </text:list-item>
        <text:list-item>
          <text:p text:style-name="P1">Asking round</text:p>
        </text:list-item>
        <text:list-item>
          <text:p text:style-name="P1">Slot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9-04-15T09:46:06</meta:creation-date>
    <dc:date>2009-04-22T10:24:09</dc:date>
    <meta:editing-cycles>2</meta:editing-cycles>
    <meta:editing-duration>PT2H46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19" meta:character-count="122"/>
  </office:meta>
</office:document-meta>
</file>